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1" svg:font-family="Helvetica"/>
    <style:font-face style:name="Arial Unicode MS1" svg:font-family="'Arial Unicode MS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02cm" svg:stroke-color="#5983b0" draw:marker-start-width="0.152cm" draw:marker-end-width="0.152cm" draw:fill="solid" draw:fill-color="#f5f5f5" draw:shadow="visible" draw:shadow-offset-x="0.075cm" draw:shadow-offset-y="0.075cm" draw:shadow-color="#ffffff" draw:shadow-opacity="100%"/>
    </style:style>
    <style:style style:name="gr2" style:family="graphic" style:parent-style-name="standard">
      <style:graphic-properties draw:stroke="solid" svg:stroke-width="0.102cm" svg:stroke-color="#5983b0" draw:marker-start-width="0.152cm" draw:marker-end-width="0.152cm" svg:stroke-opacity="100%" draw:stroke-linejoin="round" svg:stroke-linecap="round" draw:fill="none" fo:padding-top="0.176cm" fo:padding-bottom="0.176cm" fo:padding-left="0.301cm" fo:padding-right="0.301cm" draw:shadow-color="#ffffff"/>
    </style:style>
    <style:style style:name="gr3" style:family="graphic" style:parent-style-name="standard">
      <style:graphic-properties draw:stroke="none" svg:stroke-width="0.102cm" svg:stroke-color="#5983b0" draw:marker-start-width="0.152cm" draw:marker-end-width="0.152cm" draw:fill="none" draw:textarea-vertical-align="middle" fo:min-height="1.35cm" fo:min-width="2.54cm" fo:padding-top="0cm" fo:padding-bottom="0cm" fo:padding-left="0cm" fo:padding-right="0cm" draw:shadow-color="#ffffff"/>
      <style:paragraph-properties style:writing-mode="lr-tb"/>
    </style:style>
    <style:style style:name="gr4" style:family="graphic" style:parent-style-name="standard">
      <style:graphic-properties draw:stroke="none" svg:stroke-width="0.102cm" svg:stroke-color="#5983b0" draw:marker-start-width="0.152cm" draw:marker-end-width="0.152cm" draw:fill="none" draw:textarea-vertical-align="middle" fo:min-height="2.85cm" fo:min-width="2.54cm" fo:padding-top="0cm" fo:padding-bottom="0cm" fo:padding-left="0cm" fo:padding-right="0cm" draw:shadow-color="#ffffff"/>
      <style:paragraph-properties style:writing-mode="lr-tb"/>
    </style:style>
    <style:style style:name="gr5" style:family="graphic" style:parent-style-name="standard">
      <style:graphic-properties draw:stroke="none" svg:stroke-width="0.102cm" svg:stroke-color="#5983b0" draw:marker-start-width="0.152cm" draw:marker-end-width="0.152cm" svg:stroke-opacity="90%" draw:stroke-linejoin="bevel" draw:fill="solid" draw:fill-color="#f5f5f5" draw:shadow="hidden" draw:shadow-offset-x="0.075cm" draw:shadow-offset-y="0.075cm" draw:shadow-color="#ffffff" draw:shadow-opacity="100%"/>
    </style:style>
    <style:style style:name="gr6" style:family="graphic" style:parent-style-name="standard">
      <style:graphic-properties draw:stroke="solid" svg:stroke-width="0.102cm" svg:stroke-color="#5983b0" draw:marker-start-width="0.152cm" draw:marker-end-width="0.152cm" svg:stroke-opacity="90%" draw:stroke-linejoin="bevel" svg:stroke-linecap="round" draw:fill="none" fo:padding-top="0.176cm" fo:padding-bottom="0.176cm" fo:padding-left="0.301cm" fo:padding-right="0.301cm" draw:shadow="hidden" draw:shadow-color="#ffffff"/>
    </style:style>
    <style:style style:name="gr7" style:family="graphic" style:parent-style-name="standard">
      <style:graphic-properties svg:stroke-width="0.102cm" svg:stroke-color="#5983b0" draw:marker-start-width="0.152cm" draw:marker-end-width="0.152cm" draw:textarea-vertical-align="middle" fo:padding-top="0.175cm" fo:padding-bottom="0.175cm" fo:padding-left="0.3cm" fo:padding-right="0.3cm" draw:shadow-color="#ffffff"/>
    </style:style>
    <style:style style:name="P1" style:family="paragraph">
      <loext:graphic-properties draw:fill="solid" draw:fill-color="#f5f5f5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6" style:family="paragraph">
      <style:paragraph-properties fo:text-align="center"/>
    </style:style>
    <style:style style:name="T1" style:family="text">
      <style:text-properties fo:color="#000000" style:font-name="Helvetica1" fo:font-size="11pt" fo:font-weight="bold" style:font-name-asian="Helvetica1" style:font-size-asian="11pt" style:font-weight-asian="bold" style:font-name-complex="Helvetica1" style:font-size-complex="11pt" style:font-weight-complex="bold"/>
    </style:style>
    <style:style style:name="T2" style:family="text">
      <style:text-properties fo:color="#000000" style:font-name="Helvetica1" fo:font-size="11pt" style:font-name-asian="Helvetica1" style:font-size-asian="11pt" style:font-name-complex="Helvetica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 xml:id="id1" draw:id="id1">
          <draw:g>
            <draw:polygon draw:style-name="gr1" draw:text-style-name="P1" draw:layer="layout" svg:width="22.5cm" svg:height="1.5cm" svg:x="33.879cm" svg:y="13.815cm" svg:viewBox="0 0 22501 1501" draw:points="0,0 22501,0 22501,1501 0,1501">
              <text:p/>
            </draw:polygon>
            <draw:polygon draw:style-name="gr2" draw:text-style-name="P2" draw:layer="layout" svg:width="22.5cm" svg:height="1.5cm" svg:x="33.879cm" svg:y="13.815cm" svg:viewBox="0 0 22501 1501" draw:points="0,0 22501,0 22501,1501 0,1501">
              <text:p/>
            </draw:polygon>
          </draw:g>
          <draw:frame draw:style-name="gr3" draw:text-style-name="P4" draw:layer="layout" svg:width="22.35cm" svg:height="1.35cm" svg:x="33.954cm" svg:y="13.891cm">
            <draw:text-box>
              <text:p text:style-name="P3"><text:span text:style-name="T1">CEO</text:span></text:p>
            </draw:text-box>
          </draw:frame>
        </draw:g>
        <draw:g xml:id="id2" draw:id="id2">
          <draw:g>
            <draw:polygon draw:style-name="gr1" draw:text-style-name="P1" draw:layer="layout" svg:width="19.125cm" svg:height="1.5cm" svg:x="35.567cm" svg:y="17.191cm" svg:viewBox="0 0 19126 1501" draw:points="0,0 19126,0 19126,1501 0,1501">
              <text:p/>
            </draw:polygon>
            <draw:polygon draw:style-name="gr2" draw:text-style-name="P2" draw:layer="layout" svg:width="19.125cm" svg:height="1.5cm" svg:x="35.567cm" svg:y="17.191cm" svg:viewBox="0 0 19126 1501" draw:points="0,0 19126,0 19126,1501 0,1501">
              <text:p/>
            </draw:polygon>
          </draw:g>
          <draw:frame draw:style-name="gr3" draw:text-style-name="P4" draw:layer="layout" svg:width="18.975cm" svg:height="1.35cm" svg:x="35.642cm" svg:y="17.266cm">
            <draw:text-box>
              <text:p text:style-name="P3"><text:span text:style-name="T1">COO</text:span></text:p>
            </draw:text-box>
          </draw:frame>
        </draw:g>
        <draw:g xml:id="id6" draw:id="id6">
          <draw:g>
            <draw:polygon draw:style-name="gr1" draw:text-style-name="P1" draw:layer="layout" svg:width="10.312cm" svg:height="1.5cm" svg:x="27.754cm" svg:y="21.563cm" svg:viewBox="0 0 10313 1501" draw:points="0,0 10313,0 10313,1501 0,1501">
              <text:p/>
            </draw:polygon>
            <draw:polygon draw:style-name="gr2" draw:text-style-name="P2" draw:layer="layout" svg:width="10.312cm" svg:height="1.5cm" svg:x="27.754cm" svg:y="21.563cm" svg:viewBox="0 0 10313 1501" draw:points="0,0 10313,0 10313,1501 0,1501">
              <text:p/>
            </draw:polygon>
          </draw:g>
          <draw:frame draw:style-name="gr3" draw:text-style-name="P4" draw:layer="layout" svg:width="10.163cm" svg:height="1.35cm" svg:x="27.829cm" svg:y="21.638cm">
            <draw:text-box>
              <text:p text:style-name="P3"><text:span text:style-name="T1">CTO</text:span></text:p>
            </draw:text-box>
          </draw:frame>
        </draw:g>
        <draw:g xml:id="id3" draw:id="id3">
          <draw:g>
            <draw:polygon draw:style-name="gr1" draw:text-style-name="P1" draw:layer="layout" svg:width="10.312cm" svg:height="1.5cm" svg:x="39.967cm" svg:y="21.563cm" svg:viewBox="0 0 10313 1501" draw:points="0,0 10313,0 10313,1501 0,1501">
              <text:p/>
            </draw:polygon>
            <draw:polygon draw:style-name="gr2" draw:text-style-name="P2" draw:layer="layout" svg:width="10.312cm" svg:height="1.5cm" svg:x="39.967cm" svg:y="21.563cm" svg:viewBox="0 0 10313 1501" draw:points="0,0 10313,0 10313,1501 0,1501">
              <text:p/>
            </draw:polygon>
          </draw:g>
          <draw:frame draw:style-name="gr3" draw:text-style-name="P4" draw:layer="layout" svg:width="10.163cm" svg:height="1.35cm" svg:x="40.042cm" svg:y="21.638cm">
            <draw:text-box>
              <text:p text:style-name="P3"><text:span text:style-name="T1">CCO</text:span></text:p>
            </draw:text-box>
          </draw:frame>
        </draw:g>
        <draw:g xml:id="id7" draw:id="id7">
          <draw:g>
            <draw:polygon draw:style-name="gr1" draw:text-style-name="P1" draw:layer="layout" svg:width="10.312cm" svg:height="1.5cm" svg:x="15.279cm" svg:y="21.563cm" svg:viewBox="0 0 10313 1501" draw:points="0,0 10313,0 10313,1501 0,1501">
              <text:p/>
            </draw:polygon>
            <draw:polygon draw:style-name="gr2" draw:text-style-name="P2" draw:layer="layout" svg:width="10.312cm" svg:height="1.5cm" svg:x="15.279cm" svg:y="21.563cm" svg:viewBox="0 0 10313 1501" draw:points="0,0 10313,0 10313,1501 0,1501">
              <text:p/>
            </draw:polygon>
          </draw:g>
          <draw:frame draw:style-name="gr3" draw:text-style-name="P4" draw:layer="layout" svg:width="10.163cm" svg:height="1.35cm" svg:x="15.354cm" svg:y="21.638cm">
            <draw:text-box>
              <text:p text:style-name="P3"><text:span text:style-name="T1">CFO</text:span></text:p>
            </draw:text-box>
          </draw:frame>
        </draw:g>
        <draw:g xml:id="id4" draw:id="id4">
          <draw:g>
            <draw:polygon draw:style-name="gr1" draw:text-style-name="P1" draw:layer="layout" svg:width="10.312cm" svg:height="1.5cm" svg:x="51.691cm" svg:y="21.563cm" svg:viewBox="0 0 10313 1501" draw:points="0,0 10313,0 10313,1501 0,1501">
              <text:p/>
            </draw:polygon>
            <draw:polygon draw:style-name="gr2" draw:text-style-name="P2" draw:layer="layout" svg:width="10.312cm" svg:height="1.5cm" svg:x="51.691cm" svg:y="21.563cm" svg:viewBox="0 0 10313 1501" draw:points="0,0 10313,0 10313,1501 0,1501">
              <text:p/>
            </draw:polygon>
          </draw:g>
          <draw:frame draw:style-name="gr3" draw:text-style-name="P4" draw:layer="layout" svg:width="10.163cm" svg:height="1.35cm" svg:x="51.766cm" svg:y="21.638cm">
            <draw:text-box>
              <text:p text:style-name="P3"><text:span text:style-name="T1">CMO</text:span></text:p>
            </draw:text-box>
          </draw:frame>
        </draw:g>
        <draw:g xml:id="id5" draw:id="id5">
          <draw:g>
            <draw:polygon draw:style-name="gr1" draw:text-style-name="P1" draw:layer="layout" svg:width="10.312cm" svg:height="1.5cm" svg:x="63.341cm" svg:y="21.563cm" svg:viewBox="0 0 10313 1501" draw:points="0,0 10313,0 10313,1501 0,1501">
              <text:p/>
            </draw:polygon>
            <draw:polygon draw:style-name="gr2" draw:text-style-name="P2" draw:layer="layout" svg:width="10.312cm" svg:height="1.5cm" svg:x="63.341cm" svg:y="21.563cm" svg:viewBox="0 0 10313 1501" draw:points="0,0 10313,0 10313,1501 0,1501">
              <text:p/>
            </draw:polygon>
          </draw:g>
          <draw:frame draw:style-name="gr3" draw:text-style-name="P4" draw:layer="layout" svg:width="10.163cm" svg:height="1.35cm" svg:x="63.417cm" svg:y="21.638cm">
            <draw:text-box>
              <text:p text:style-name="P3"><text:span text:style-name="T1">CSO</text:span></text:p>
            </draw:text-box>
          </draw:frame>
        </draw:g>
        <draw:g xml:id="id12" draw:id="id12">
          <draw:g>
            <draw:polygon draw:style-name="gr1" draw:text-style-name="P1" draw:layer="layout" svg:width="4.688cm" svg:height="3cm" svg:x="27.654cm" svg:y="24.187cm" svg:viewBox="0 0 4689 3001" draw:points="0,0 4689,0 4689,3001 0,3001">
              <text:p/>
            </draw:polygon>
            <draw:polygon draw:style-name="gr2" draw:text-style-name="P2" draw:layer="layout" svg:width="4.688cm" svg:height="3cm" svg:x="27.654cm" svg:y="24.187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27.729cm" svg:y="24.263cm">
            <draw:text-box>
              <text:p text:style-name="P3"><text:span text:style-name="T2">SystemAdmin</text:span></text:p>
            </draw:text-box>
          </draw:frame>
        </draw:g>
        <draw:g xml:id="id13" draw:id="id13">
          <draw:g>
            <draw:polygon draw:style-name="gr1" draw:text-style-name="P1" draw:layer="layout" svg:width="4.688cm" svg:height="3cm" svg:x="33.479cm" svg:y="24.187cm" svg:viewBox="0 0 4689 3001" draw:points="0,0 4689,0 4689,3001 0,3001">
              <text:p/>
            </draw:polygon>
            <draw:polygon draw:style-name="gr2" draw:text-style-name="P2" draw:layer="layout" svg:width="4.688cm" svg:height="3cm" svg:x="33.479cm" svg:y="24.187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33.554cm" svg:y="24.263cm">
            <draw:text-box>
              <text:p text:style-name="P3"><text:span text:style-name="T2">Lead Front-End</text:span></text:p>
            </draw:text-box>
          </draw:frame>
        </draw:g>
        <draw:g xml:id="id19" draw:id="id19">
          <draw:g>
            <draw:polygon draw:style-name="gr1" draw:text-style-name="P1" draw:layer="layout" svg:width="4.688cm" svg:height="3cm" svg:x="39.867cm" svg:y="24.187cm" svg:viewBox="0 0 4689 3001" draw:points="0,0 4689,0 4689,3001 0,3001">
              <text:p/>
            </draw:polygon>
            <draw:polygon draw:style-name="gr2" draw:text-style-name="P2" draw:layer="layout" svg:width="4.688cm" svg:height="3cm" svg:x="39.867cm" svg:y="24.187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39.942cm" svg:y="24.263cm">
            <draw:text-box>
              <text:p text:style-name="P3"><text:span text:style-name="T2">Content Specialist</text:span></text:p>
            </draw:text-box>
          </draw:frame>
        </draw:g>
        <draw:g xml:id="id20" draw:id="id20">
          <draw:g>
            <draw:polygon draw:style-name="gr1" draw:text-style-name="P1" draw:layer="layout" svg:width="4.688cm" svg:height="3cm" svg:x="45.691cm" svg:y="24.187cm" svg:viewBox="0 0 4689 3001" draw:points="0,0 4689,0 4689,3001 0,3001">
              <text:p/>
            </draw:polygon>
            <draw:polygon draw:style-name="gr2" draw:text-style-name="P2" draw:layer="layout" svg:width="4.688cm" svg:height="3cm" svg:x="45.691cm" svg:y="24.187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45.766cm" svg:y="24.263cm">
            <draw:text-box>
              <text:p text:style-name="P3"><text:span text:style-name="T2">Content Specialist</text:span></text:p>
            </draw:text-box>
          </draw:frame>
        </draw:g>
        <draw:g xml:id="id8" draw:id="id8">
          <draw:g>
            <draw:polygon draw:style-name="gr1" draw:text-style-name="P1" draw:layer="layout" svg:width="4.428cm" svg:height="3cm" svg:x="15.279cm" svg:y="24.187cm" svg:viewBox="0 0 4429 3001" draw:points="0,0 4429,0 4429,3001 0,3001">
              <text:p/>
            </draw:polygon>
            <draw:polygon draw:style-name="gr2" draw:text-style-name="P2" draw:layer="layout" svg:width="4.428cm" svg:height="3cm" svg:x="15.279cm" svg:y="24.187cm" svg:viewBox="0 0 4429 3001" draw:points="0,0 4429,0 4429,3001 0,3001">
              <text:p/>
            </draw:polygon>
          </draw:g>
          <draw:frame draw:style-name="gr4" draw:text-style-name="P5" draw:layer="layout" svg:width="4.285cm" svg:height="2.85cm" svg:x="15.35cm" svg:y="24.263cm">
            <draw:text-box>
              <text:p text:style-name="P3"><text:span text:style-name="T2">HR</text:span></text:p>
            </draw:text-box>
          </draw:frame>
        </draw:g>
        <draw:g xml:id="id9" draw:id="id9">
          <draw:g>
            <draw:polygon draw:style-name="gr1" draw:text-style-name="P1" draw:layer="layout" svg:width="4.264cm" svg:height="3cm" svg:x="21.331cm" svg:y="24.187cm" svg:viewBox="0 0 4265 3001" draw:points="0,0 4265,0 4265,3001 0,3001">
              <text:p/>
            </draw:polygon>
            <draw:polygon draw:style-name="gr2" draw:text-style-name="P2" draw:layer="layout" svg:width="4.264cm" svg:height="3cm" svg:x="21.331cm" svg:y="24.187cm" svg:viewBox="0 0 4265 3001" draw:points="0,0 4265,0 4265,3001 0,3001">
              <text:p/>
            </draw:polygon>
          </draw:g>
          <draw:frame draw:style-name="gr4" draw:text-style-name="P5" draw:layer="layout" svg:width="4.127cm" svg:height="2.85cm" svg:x="21.399cm" svg:y="24.263cm">
            <draw:text-box>
              <text:p text:style-name="P3"><text:span text:style-name="T2">Admin</text:span></text:p>
            </draw:text-box>
          </draw:frame>
        </draw:g>
        <draw:g xml:id="id26" draw:id="id26">
          <draw:g>
            <draw:polygon draw:style-name="gr5" draw:text-style-name="P1" draw:layer="layout" svg:width="4.688cm" svg:height="3cm" svg:x="51.591cm" svg:y="24.187cm" svg:viewBox="0 0 4689 3001" draw:points="0,0 4689,0 4689,3001 0,3001">
              <text:p/>
            </draw:polygon>
            <draw:polygon draw:style-name="gr6" draw:text-style-name="P2" draw:layer="layout" svg:width="4.688cm" svg:height="3cm" svg:x="51.591cm" svg:y="24.187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51.666cm" svg:y="24.263cm">
            <draw:text-box>
              <text:p text:style-name="P3"><text:span text:style-name="T2">Community Evangelist</text:span></text:p>
            </draw:text-box>
          </draw:frame>
        </draw:g>
        <draw:g xml:id="id27" draw:id="id27">
          <draw:g>
            <draw:polygon draw:style-name="gr1" draw:text-style-name="P1" draw:layer="layout" svg:width="4.688cm" svg:height="3cm" svg:x="57.417cm" svg:y="24.187cm" svg:viewBox="0 0 4689 3001" draw:points="0,0 4689,0 4689,3001 0,3001">
              <text:p/>
            </draw:polygon>
            <draw:polygon draw:style-name="gr2" draw:text-style-name="P2" draw:layer="layout" svg:width="4.688cm" svg:height="3cm" svg:x="57.417cm" svg:y="24.187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57.491cm" svg:y="24.263cm">
            <draw:text-box>
              <text:p text:style-name="P3"><text:span text:style-name="T2">Customer Service</text:span></text:p>
            </draw:text-box>
          </draw:frame>
        </draw:g>
        <draw:g xml:id="id32" draw:id="id32">
          <draw:g>
            <draw:polygon draw:style-name="gr1" draw:text-style-name="P1" draw:layer="layout" svg:width="4.688cm" svg:height="3cm" svg:x="63.241cm" svg:y="24.187cm" svg:viewBox="0 0 4689 3001" draw:points="0,0 4689,0 4689,3001 0,3001">
              <text:p/>
            </draw:polygon>
            <draw:polygon draw:style-name="gr2" draw:text-style-name="P2" draw:layer="layout" svg:width="4.688cm" svg:height="3cm" svg:x="63.241cm" svg:y="24.187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63.317cm" svg:y="24.263cm">
            <draw:text-box>
              <text:p text:style-name="P3"><text:span text:style-name="T2">Sales Representative</text:span></text:p>
            </draw:text-box>
          </draw:frame>
        </draw:g>
        <draw:g xml:id="id33" draw:id="id33">
          <draw:g>
            <draw:polygon draw:style-name="gr1" draw:text-style-name="P1" draw:layer="layout" svg:width="4.688cm" svg:height="3cm" svg:x="69.066cm" svg:y="24.187cm" svg:viewBox="0 0 4689 3001" draw:points="0,0 4689,0 4689,3001 0,3001">
              <text:p/>
            </draw:polygon>
            <draw:polygon draw:style-name="gr2" draw:text-style-name="P2" draw:layer="layout" svg:width="4.688cm" svg:height="3cm" svg:x="69.066cm" svg:y="24.187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69.141cm" svg:y="24.263cm">
            <draw:text-box>
              <text:p text:style-name="P3"><text:span text:style-name="T2">Account Executive</text:span></text:p>
            </draw:text-box>
          </draw:frame>
        </draw:g>
        <draw:g xml:id="id14" draw:id="id14">
          <draw:g>
            <draw:polygon draw:style-name="gr1" draw:text-style-name="P1" draw:layer="layout" svg:width="4.688cm" svg:height="3cm" svg:x="27.654cm" svg:y="28.312cm" svg:viewBox="0 0 4689 3001" draw:points="0,0 4689,0 4689,3001 0,3001">
              <text:p/>
            </draw:polygon>
            <draw:polygon draw:style-name="gr2" draw:text-style-name="P2" draw:layer="layout" svg:width="4.688cm" svg:height="3cm" svg:x="27.654cm" svg:y="28.312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27.729cm" svg:y="28.388cm">
            <draw:text-box>
              <text:p text:style-name="P3"><text:span text:style-name="T2">Offshore Senior Back-end</text:span></text:p>
            </draw:text-box>
          </draw:frame>
        </draw:g>
        <draw:g xml:id="id15" draw:id="id15">
          <draw:g>
            <draw:polygon draw:style-name="gr1" draw:text-style-name="P1" draw:layer="layout" svg:width="4.688cm" svg:height="3cm" svg:x="33.479cm" svg:y="28.312cm" svg:viewBox="0 0 4689 3001" draw:points="0,0 4689,0 4689,3001 0,3001">
              <text:p/>
            </draw:polygon>
            <draw:polygon draw:style-name="gr2" draw:text-style-name="P2" draw:layer="layout" svg:width="4.688cm" svg:height="3cm" svg:x="33.479cm" svg:y="28.312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33.554cm" svg:y="28.388cm">
            <draw:text-box>
              <text:p text:style-name="P3"><text:span text:style-name="T2">Offshore Senior Front-end</text:span></text:p>
            </draw:text-box>
          </draw:frame>
        </draw:g>
        <draw:g xml:id="id21" draw:id="id21">
          <draw:g>
            <draw:polygon draw:style-name="gr1" draw:text-style-name="P1" draw:layer="layout" svg:width="4.688cm" svg:height="3cm" svg:x="39.867cm" svg:y="28.312cm" svg:viewBox="0 0 4689 3001" draw:points="0,0 4689,0 4689,3001 0,3001">
              <text:p/>
            </draw:polygon>
            <draw:polygon draw:style-name="gr2" draw:text-style-name="P2" draw:layer="layout" svg:width="4.688cm" svg:height="3cm" svg:x="39.867cm" svg:y="28.312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39.942cm" svg:y="28.388cm">
            <draw:text-box>
              <text:p text:style-name="P3"><text:span text:style-name="T2">Content Specialist</text:span></text:p>
            </draw:text-box>
          </draw:frame>
        </draw:g>
        <draw:g xml:id="id22" draw:id="id22">
          <draw:g>
            <draw:polygon draw:style-name="gr1" draw:text-style-name="P1" draw:layer="layout" svg:width="4.688cm" svg:height="3cm" svg:x="45.691cm" svg:y="28.312cm" svg:viewBox="0 0 4689 3001" draw:points="0,0 4689,0 4689,3001 0,3001">
              <text:p/>
            </draw:polygon>
            <draw:polygon draw:style-name="gr2" draw:text-style-name="P2" draw:layer="layout" svg:width="4.688cm" svg:height="3cm" svg:x="45.691cm" svg:y="28.312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45.766cm" svg:y="28.388cm">
            <draw:text-box>
              <text:p text:style-name="P3"><text:span text:style-name="T2">Content Specialist</text:span></text:p>
            </draw:text-box>
          </draw:frame>
        </draw:g>
        <draw:g xml:id="id28" draw:id="id28">
          <draw:g>
            <draw:polygon draw:style-name="gr1" draw:text-style-name="P1" draw:layer="layout" svg:width="4.688cm" svg:height="3cm" svg:x="51.591cm" svg:y="28.312cm" svg:viewBox="0 0 4689 3001" draw:points="0,0 4689,0 4689,3001 0,3001">
              <text:p/>
            </draw:polygon>
            <draw:polygon draw:style-name="gr2" draw:text-style-name="P2" draw:layer="layout" svg:width="4.688cm" svg:height="3cm" svg:x="51.591cm" svg:y="28.312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51.666cm" svg:y="28.388cm">
            <draw:text-box>
              <text:p text:style-name="P3"><text:span text:style-name="T2">Trade Show Team</text:span></text:p>
            </draw:text-box>
          </draw:frame>
        </draw:g>
        <draw:g xml:id="id34" draw:id="id34">
          <draw:g>
            <draw:polygon draw:style-name="gr1" draw:text-style-name="P1" draw:layer="layout" svg:width="4.688cm" svg:height="3cm" svg:x="63.241cm" svg:y="28.312cm" svg:viewBox="0 0 4689 3001" draw:points="0,0 4689,0 4689,3001 0,3001">
              <text:p/>
            </draw:polygon>
            <draw:polygon draw:style-name="gr2" draw:text-style-name="P2" draw:layer="layout" svg:width="4.688cm" svg:height="3cm" svg:x="63.241cm" svg:y="28.312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63.317cm" svg:y="28.388cm">
            <draw:text-box>
              <text:p text:style-name="P3"><text:span text:style-name="T2">Sales Representative</text:span></text:p>
            </draw:text-box>
          </draw:frame>
        </draw:g>
        <draw:g xml:id="id35" draw:id="id35">
          <draw:g>
            <draw:polygon draw:style-name="gr1" draw:text-style-name="P1" draw:layer="layout" svg:width="4.688cm" svg:height="3cm" svg:x="69.066cm" svg:y="28.312cm" svg:viewBox="0 0 4689 3001" draw:points="0,0 4689,0 4689,3001 0,3001">
              <text:p/>
            </draw:polygon>
            <draw:polygon draw:style-name="gr2" draw:text-style-name="P2" draw:layer="layout" svg:width="4.688cm" svg:height="3cm" svg:x="69.066cm" svg:y="28.312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69.141cm" svg:y="28.388cm">
            <draw:text-box>
              <text:p text:style-name="P3"><text:span text:style-name="T2">Account Executive</text:span></text:p>
            </draw:text-box>
          </draw:frame>
        </draw:g>
        <draw:g xml:id="id16" draw:id="id16">
          <draw:g>
            <draw:polygon draw:style-name="gr1" draw:text-style-name="P1" draw:layer="layout" svg:width="4.688cm" svg:height="3cm" svg:x="27.654cm" svg:y="32.438cm" svg:viewBox="0 0 4689 3001" draw:points="0,0 4689,0 4689,3001 0,3001">
              <text:p/>
            </draw:polygon>
            <draw:polygon draw:style-name="gr2" draw:text-style-name="P2" draw:layer="layout" svg:width="4.688cm" svg:height="3cm" svg:x="27.654cm" svg:y="32.438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27.729cm" svg:y="32.513cm">
            <draw:text-box>
              <text:p text:style-name="P3"><text:span text:style-name="T2">Offshore Junior Back-end</text:span></text:p>
            </draw:text-box>
          </draw:frame>
        </draw:g>
        <draw:g xml:id="id23" draw:id="id23">
          <draw:g>
            <draw:polygon draw:style-name="gr1" draw:text-style-name="P1" draw:layer="layout" svg:width="4.688cm" svg:height="3cm" svg:x="39.867cm" svg:y="32.438cm" svg:viewBox="0 0 4689 3001" draw:points="0,0 4689,0 4689,3001 0,3001">
              <text:p/>
            </draw:polygon>
            <draw:polygon draw:style-name="gr2" draw:text-style-name="P2" draw:layer="layout" svg:width="4.688cm" svg:height="3cm" svg:x="39.867cm" svg:y="32.438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39.942cm" svg:y="32.513cm">
            <draw:text-box>
              <text:p text:style-name="P3"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t</text:span><text:span text:style-name="T2"> </text:span><text:span text:style-name="T2">S</text:span><text:span text:style-name="T2">p</text:span><text:span text:style-name="T2">e</text:span><text:span text:style-name="T2">c</text:span><text:span text:style-name="T2">i</text:span><text:span text:style-name="T2">a</text:span><text:span text:style-name="T2">l</text:span><text:span text:style-name="T2">i</text:span><text:span text:style-name="T2">s</text:span><text:span text:style-name="T2">t</text:span></text:p>
            </draw:text-box>
          </draw:frame>
        </draw:g>
        <draw:g xml:id="id29" draw:id="id29">
          <draw:g>
            <draw:polygon draw:style-name="gr1" draw:text-style-name="P1" draw:layer="layout" svg:width="4.688cm" svg:height="3cm" svg:x="51.591cm" svg:y="32.438cm" svg:viewBox="0 0 4689 3001" draw:points="0,0 4689,0 4689,3001 0,3001">
              <text:p/>
            </draw:polygon>
            <draw:polygon draw:style-name="gr2" draw:text-style-name="P2" draw:layer="layout" svg:width="4.688cm" svg:height="3cm" svg:x="51.591cm" svg:y="32.438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51.666cm" svg:y="32.513cm">
            <draw:text-box>
              <text:p text:style-name="P3"><text:span text:style-name="T2">Trade Show Team</text:span></text:p>
            </draw:text-box>
          </draw:frame>
        </draw:g>
        <draw:g xml:id="id36" draw:id="id36">
          <draw:g>
            <draw:polygon draw:style-name="gr1" draw:text-style-name="P1" draw:layer="layout" svg:width="4.688cm" svg:height="3cm" svg:x="63.241cm" svg:y="32.438cm" svg:viewBox="0 0 4689 3001" draw:points="0,0 4689,0 4689,3001 0,3001">
              <text:p/>
            </draw:polygon>
            <draw:polygon draw:style-name="gr2" draw:text-style-name="P2" draw:layer="layout" svg:width="4.688cm" svg:height="3cm" svg:x="63.241cm" svg:y="32.438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63.317cm" svg:y="32.513cm">
            <draw:text-box>
              <text:p text:style-name="P3"><text:span text:style-name="T2">Sales Representative</text:span></text:p>
            </draw:text-box>
          </draw:frame>
        </draw:g>
        <draw:g xml:id="id37" draw:id="id37">
          <draw:g>
            <draw:polygon draw:style-name="gr1" draw:text-style-name="P1" draw:layer="layout" svg:width="4.688cm" svg:height="3cm" svg:x="69.066cm" svg:y="32.438cm" svg:viewBox="0 0 4689 3001" draw:points="0,0 4689,0 4689,3001 0,3001">
              <text:p/>
            </draw:polygon>
            <draw:polygon draw:style-name="gr2" draw:text-style-name="P2" draw:layer="layout" svg:width="4.688cm" svg:height="3cm" svg:x="69.066cm" svg:y="32.438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69.141cm" svg:y="32.513cm">
            <draw:text-box>
              <text:p text:style-name="P3"><text:span text:style-name="T2">Account Executive</text:span></text:p>
            </draw:text-box>
          </draw:frame>
        </draw:g>
        <draw:g xml:id="id18" draw:id="id18">
          <draw:g>
            <draw:polygon draw:style-name="gr1" draw:text-style-name="P1" draw:layer="layout" svg:width="4.688cm" svg:height="3cm" svg:x="27.654cm" svg:y="36.563cm" svg:viewBox="0 0 4689 3001" draw:points="0,0 4689,0 4689,3001 0,3001">
              <text:p/>
            </draw:polygon>
            <draw:polygon draw:style-name="gr2" draw:text-style-name="P2" draw:layer="layout" svg:width="4.688cm" svg:height="3cm" svg:x="27.654cm" svg:y="36.563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27.729cm" svg:y="36.637cm">
            <draw:text-box>
              <text:p text:style-name="P3"><text:span text:style-name="T2">Offshore Junior Back-</text:span><text:span text:style-name="T2">end</text:span></text:p>
            </draw:text-box>
          </draw:frame>
        </draw:g>
        <draw:g xml:id="id30" draw:id="id30">
          <draw:g>
            <draw:polygon draw:style-name="gr1" draw:text-style-name="P1" draw:layer="layout" svg:width="4.688cm" svg:height="3cm" svg:x="51.591cm" svg:y="36.563cm" svg:viewBox="0 0 4689 3001" draw:points="0,0 4689,0 4689,3001 0,3001">
              <text:p/>
            </draw:polygon>
            <draw:polygon draw:style-name="gr2" draw:text-style-name="P2" draw:layer="layout" svg:width="4.688cm" svg:height="3cm" svg:x="51.591cm" svg:y="36.563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51.666cm" svg:y="36.637cm">
            <draw:text-box>
              <text:p text:style-name="P3"><text:span text:style-name="T2">T</text:span><text:span text:style-name="T2">r</text:span><text:span text:style-name="T2">a</text:span><text:span text:style-name="T2">d</text:span><text:span text:style-name="T2">e</text:span><text:span text:style-name="T2"> </text:span><text:span text:style-name="T2">S</text:span><text:span text:style-name="T2">h</text:span><text:span text:style-name="T2">o</text:span><text:span text:style-name="T2">w</text:span><text:span text:style-name="T2"> </text:span><text:span text:style-name="T2">T</text:span><text:span text:style-name="T2">e</text:span><text:span text:style-name="T2">a</text:span><text:span text:style-name="T2">m</text:span></text:p>
            </draw:text-box>
          </draw:frame>
        </draw:g>
        <draw:g xml:id="id38" draw:id="id38">
          <draw:g>
            <draw:polygon draw:style-name="gr1" draw:text-style-name="P1" draw:layer="layout" svg:width="4.688cm" svg:height="3cm" svg:x="63.241cm" svg:y="36.563cm" svg:viewBox="0 0 4689 3001" draw:points="0,0 4689,0 4689,3001 0,3001">
              <text:p/>
            </draw:polygon>
            <draw:polygon draw:style-name="gr2" draw:text-style-name="P2" draw:layer="layout" svg:width="4.688cm" svg:height="3cm" svg:x="63.241cm" svg:y="36.563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63.317cm" svg:y="36.637cm">
            <draw:text-box>
              <text:p text:style-name="P3"><text:span text:style-name="T2">S</text:span><text:span text:style-name="T2">a</text:span><text:span text:style-name="T2">l</text:span><text:span text:style-name="T2">e</text:span><text:span text:style-name="T2">s</text:span><text:span text:style-name="T2"> </text:span><text:span text:style-name="T2">R</text:span><text:span text:style-name="T2">e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v</text:span><text:span text:style-name="T2">e</text:span></text:p>
            </draw:text-box>
          </draw:frame>
        </draw:g>
        <draw:g xml:id="id39" draw:id="id39">
          <draw:g>
            <draw:polygon draw:style-name="gr1" draw:text-style-name="P1" draw:layer="layout" svg:width="4.688cm" svg:height="3cm" svg:x="69.066cm" svg:y="36.563cm" svg:viewBox="0 0 4689 3001" draw:points="0,0 4689,0 4689,3001 0,3001">
              <text:p/>
            </draw:polygon>
            <draw:polygon draw:style-name="gr2" draw:text-style-name="P2" draw:layer="layout" svg:width="4.688cm" svg:height="3cm" svg:x="69.066cm" svg:y="36.563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69.141cm" svg:y="36.637cm">
            <draw:text-box>
              <text:p text:style-name="P3"><text:span text:style-name="T2">Account Executive</text:span></text:p>
            </draw:text-box>
          </draw:frame>
        </draw:g>
        <draw:g xml:id="id40" draw:id="id40">
          <draw:g>
            <draw:polygon draw:style-name="gr1" draw:text-style-name="P1" draw:layer="layout" svg:width="4.688cm" svg:height="3cm" svg:x="63.241cm" svg:y="40.688cm" svg:viewBox="0 0 4689 3001" draw:points="0,0 4689,0 4689,3001 0,3001">
              <text:p/>
            </draw:polygon>
            <draw:polygon draw:style-name="gr2" draw:text-style-name="P2" draw:layer="layout" svg:width="4.688cm" svg:height="3cm" svg:x="63.241cm" svg:y="40.688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63.317cm" svg:y="40.762cm">
            <draw:text-box>
              <text:p text:style-name="P3"><text:span text:style-name="T2">Sales Representative</text:span></text:p>
            </draw:text-box>
          </draw:frame>
        </draw:g>
        <draw:g xml:id="id41" draw:id="id41">
          <draw:g>
            <draw:polygon draw:style-name="gr1" draw:text-style-name="P1" draw:layer="layout" svg:width="4.688cm" svg:height="3cm" svg:x="69.066cm" svg:y="40.688cm" svg:viewBox="0 0 4689 3001" draw:points="0,0 4689,0 4689,3001 0,3001">
              <text:p/>
            </draw:polygon>
            <draw:polygon draw:style-name="gr2" draw:text-style-name="P2" draw:layer="layout" svg:width="4.688cm" svg:height="3cm" svg:x="69.066cm" svg:y="40.688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69.141cm" svg:y="40.762cm">
            <draw:text-box>
              <text:p text:style-name="P3"><text:span text:style-name="T2">Account Executive</text:span></text:p>
            </draw:text-box>
          </draw:frame>
        </draw:g>
        <draw:g xml:id="id10" draw:id="id10">
          <draw:g>
            <draw:polygon draw:style-name="gr1" draw:text-style-name="P1" draw:layer="layout" svg:width="4.428cm" svg:height="3cm" svg:x="15.315cm" svg:y="28.312cm" svg:viewBox="0 0 4429 3001" draw:points="0,0 4429,0 4429,3001 0,3001">
              <text:p/>
            </draw:polygon>
            <draw:polygon draw:style-name="gr2" draw:text-style-name="P2" draw:layer="layout" svg:width="4.428cm" svg:height="3cm" svg:x="15.315cm" svg:y="28.312cm" svg:viewBox="0 0 4429 3001" draw:points="0,0 4429,0 4429,3001 0,3001">
              <text:p/>
            </draw:polygon>
          </draw:g>
          <draw:frame draw:style-name="gr4" draw:text-style-name="P5" draw:layer="layout" svg:width="4.285cm" svg:height="2.85cm" svg:x="15.385cm" svg:y="28.388cm">
            <draw:text-box>
              <text:p text:style-name="P3"><text:span text:style-name="T2">PR</text:span></text:p>
            </draw:text-box>
          </draw:frame>
        </draw:g>
        <draw:g xml:id="id11" draw:id="id11">
          <draw:g>
            <draw:polygon draw:style-name="gr1" draw:text-style-name="P1" draw:layer="layout" svg:width="4.264cm" svg:height="3cm" svg:x="21.366cm" svg:y="28.312cm" svg:viewBox="0 0 4265 3001" draw:points="0,0 4265,0 4265,3001 0,3001">
              <text:p/>
            </draw:polygon>
            <draw:polygon draw:style-name="gr2" draw:text-style-name="P2" draw:layer="layout" svg:width="4.264cm" svg:height="3cm" svg:x="21.366cm" svg:y="28.312cm" svg:viewBox="0 0 4265 3001" draw:points="0,0 4265,0 4265,3001 0,3001">
              <text:p/>
            </draw:polygon>
          </draw:g>
          <draw:frame draw:style-name="gr4" draw:text-style-name="P5" draw:layer="layout" svg:width="4.127cm" svg:height="2.85cm" svg:x="21.434cm" svg:y="28.388cm">
            <draw:text-box>
              <text:p text:style-name="P3"><text:span text:style-name="T2">Admin</text:span></text:p>
            </draw:text-box>
          </draw:frame>
        </draw:g>
        <draw:g xml:id="id31" draw:id="id31">
          <draw:g>
            <draw:polygon draw:style-name="gr1" draw:text-style-name="P1" draw:layer="layout" svg:width="4.688cm" svg:height="3cm" svg:x="51.591cm" svg:y="40.688cm" svg:viewBox="0 0 4689 3001" draw:points="0,0 4689,0 4689,3001 0,3001">
              <text:p/>
            </draw:polygon>
            <draw:polygon draw:style-name="gr2" draw:text-style-name="P2" draw:layer="layout" svg:width="4.688cm" svg:height="3cm" svg:x="51.591cm" svg:y="40.688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51.666cm" svg:y="40.762cm">
            <draw:text-box>
              <text:p text:style-name="P3"><text:span text:style-name="T2">Trade Show Team</text:span></text:p>
            </draw:text-box>
          </draw:frame>
        </draw:g>
        <draw:g xml:id="id24" draw:id="id24">
          <draw:g>
            <draw:polygon draw:style-name="gr1" draw:text-style-name="P1" draw:layer="layout" svg:width="4.688cm" svg:height="3cm" svg:x="45.691cm" svg:y="32.438cm" svg:viewBox="0 0 4689 3001" draw:points="0,0 4689,0 4689,3001 0,3001">
              <text:p/>
            </draw:polygon>
            <draw:polygon draw:style-name="gr2" draw:text-style-name="P2" draw:layer="layout" svg:width="4.688cm" svg:height="3cm" svg:x="45.691cm" svg:y="32.438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45.766cm" svg:y="32.513cm">
            <draw:text-box>
              <text:p text:style-name="P3"><text:span text:style-name="T2">Content Specialist</text:span></text:p>
            </draw:text-box>
          </draw:frame>
        </draw:g>
        <draw:g xml:id="id25" draw:id="id25">
          <draw:g>
            <draw:polygon draw:style-name="gr1" draw:text-style-name="P1" draw:layer="layout" svg:width="4.688cm" svg:height="3cm" svg:x="39.867cm" svg:y="36.563cm" svg:viewBox="0 0 4689 3001" draw:points="0,0 4689,0 4689,3001 0,3001">
              <text:p/>
            </draw:polygon>
            <draw:polygon draw:style-name="gr2" draw:text-style-name="P2" draw:layer="layout" svg:width="4.688cm" svg:height="3cm" svg:x="39.867cm" svg:y="36.563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39.942cm" svg:y="36.637cm">
            <draw:text-box>
              <text:p text:style-name="P3"><text:span text:style-name="T2">Content Specialist</text:span></text:p>
            </draw:text-box>
          </draw:frame>
        </draw:g>
        <draw:g xml:id="id17" draw:id="id17">
          <draw:g>
            <draw:polygon draw:style-name="gr1" draw:text-style-name="P1" draw:layer="layout" svg:width="4.688cm" svg:height="3cm" svg:x="33.479cm" svg:y="32.438cm" svg:viewBox="0 0 4689 3001" draw:points="0,0 4689,0 4689,3001 0,3001">
              <text:p/>
            </draw:polygon>
            <draw:polygon draw:style-name="gr2" draw:text-style-name="P2" draw:layer="layout" svg:width="4.688cm" svg:height="3cm" svg:x="33.479cm" svg:y="32.438cm" svg:viewBox="0 0 4689 3001" draw:points="0,0 4689,0 4689,3001 0,3001">
              <text:p/>
            </draw:polygon>
          </draw:g>
          <draw:frame draw:style-name="gr4" draw:text-style-name="P5" draw:layer="layout" svg:width="4.537cm" svg:height="2.85cm" svg:x="33.554cm" svg:y="32.513cm">
            <draw:text-box>
              <text:p text:style-name="P3"><text:span text:style-name="T2">Offshore Junior Front-end</text:span></text:p>
            </draw:text-box>
          </draw:frame>
        </draw:g>
        <draw:connector draw:style-name="gr7" draw:text-style-name="P6" draw:layer="layout" svg:x1="45.129cm" svg:y1="15.316cm" svg:x2="45.13cm" svg:y2="17.191cm" draw:start-shape="id1" draw:start-glue-point="2" draw:end-shape="id2" draw:end-glue-point="0" svg:d="M45129 15316v950h1v925" svg:viewBox="0 0 2 1876">
          <text:p/>
        </draw:connector>
        <draw:connector draw:style-name="gr7" draw:text-style-name="P6" draw:layer="layout" svg:x1="45.13cm" svg:y1="18.692cm" svg:x2="45.123cm" svg:y2="21.563cm" draw:start-shape="id2" draw:start-glue-point="2" draw:end-shape="id3" draw:end-glue-point="0" svg:d="M45130 18692v1448h-7v1423" svg:viewBox="0 0 8 2872">
          <text:p/>
        </draw:connector>
        <draw:connector draw:style-name="gr7" draw:text-style-name="P6" draw:layer="layout" svg:x1="45.13cm" svg:y1="18.692cm" svg:x2="56.847cm" svg:y2="21.563cm" draw:start-shape="id2" draw:start-glue-point="2" draw:end-shape="id4" draw:end-glue-point="0" svg:d="M45130 18692v1448h11717v1423" svg:viewBox="0 0 11718 2872">
          <text:p/>
        </draw:connector>
        <draw:connector draw:style-name="gr7" draw:text-style-name="P6" draw:layer="layout" svg:x1="45.13cm" svg:y1="18.692cm" svg:x2="68.497cm" svg:y2="21.563cm" draw:start-shape="id2" draw:start-glue-point="2" draw:end-shape="id5" draw:end-glue-point="0" svg:d="M45130 18692v1448h23367v1423" svg:viewBox="0 0 23368 2872">
          <text:p/>
        </draw:connector>
        <draw:connector draw:style-name="gr7" draw:text-style-name="P6" draw:layer="layout" svg:x1="45.13cm" svg:y1="18.692cm" svg:x2="32.91cm" svg:y2="21.563cm" draw:start-shape="id2" draw:start-glue-point="2" draw:end-shape="id6" draw:end-glue-point="0" svg:d="M45130 18692v1448h-12220v1423" svg:viewBox="0 0 12221 2872">
          <text:p/>
        </draw:connector>
        <draw:connector draw:style-name="gr7" draw:text-style-name="P6" draw:layer="layout" svg:x1="45.13cm" svg:y1="18.692cm" svg:x2="20.435cm" svg:y2="21.563cm" draw:start-shape="id2" draw:start-glue-point="2" draw:end-shape="id7" draw:end-glue-point="0" svg:d="M45130 18692v1448h-24695v1423" svg:viewBox="0 0 24696 2872">
          <text:p/>
        </draw:connector>
        <draw:connector draw:style-name="gr7" draw:text-style-name="P6" draw:layer="layout" svg:x1="20.435cm" svg:y1="23.064cm" svg:x2="19.708cm" svg:y2="25.687cm" draw:start-shape="id7" draw:start-glue-point="2" draw:end-shape="id8" draw:end-glue-point="1" svg:d="M20435 23064v2623h-727" svg:viewBox="0 0 728 2624">
          <text:p/>
        </draw:connector>
        <draw:connector draw:style-name="gr7" draw:text-style-name="P6" draw:layer="layout" svg:x1="20.435cm" svg:y1="23.064cm" svg:x2="21.331cm" svg:y2="25.687cm" draw:start-shape="id7" draw:start-glue-point="2" draw:end-shape="id9" draw:end-glue-point="3" svg:d="M20435 23064v2623h896" svg:viewBox="0 0 897 2624">
          <text:p/>
        </draw:connector>
        <draw:connector draw:style-name="gr7" draw:text-style-name="P6" draw:layer="layout" svg:x1="20.435cm" svg:y1="23.064cm" svg:x2="19.744cm" svg:y2="29.812cm" draw:start-shape="id7" draw:start-glue-point="2" draw:end-shape="id10" draw:end-glue-point="1" svg:d="M20435 23064v6748h-691" svg:viewBox="0 0 692 6749">
          <text:p/>
        </draw:connector>
        <draw:connector draw:style-name="gr7" draw:text-style-name="P6" draw:layer="layout" svg:x1="20.435cm" svg:y1="23.064cm" svg:x2="21.366cm" svg:y2="29.812cm" draw:start-shape="id7" draw:start-glue-point="2" draw:end-shape="id11" draw:end-glue-point="3" svg:d="M20435 23064v6748h931" svg:viewBox="0 0 932 6749">
          <text:p/>
        </draw:connector>
        <draw:connector draw:style-name="gr7" draw:text-style-name="P6" draw:layer="layout" svg:x1="32.91cm" svg:y1="23.064cm" svg:x2="32.343cm" svg:y2="25.687cm" draw:start-shape="id6" draw:start-glue-point="2" draw:end-shape="id12" draw:end-glue-point="1" svg:d="M32910 23064v2623h-567" svg:viewBox="0 0 568 2624">
          <text:p/>
        </draw:connector>
        <draw:connector draw:style-name="gr7" draw:text-style-name="P6" draw:layer="layout" svg:x1="32.91cm" svg:y1="23.064cm" svg:x2="33.479cm" svg:y2="25.687cm" draw:start-shape="id6" draw:start-glue-point="2" draw:end-shape="id13" draw:end-glue-point="3" svg:d="M32910 23064v2623h569" svg:viewBox="0 0 570 2624">
          <text:p/>
        </draw:connector>
        <draw:connector draw:style-name="gr7" draw:text-style-name="P6" draw:layer="layout" svg:x1="32.91cm" svg:y1="23.064cm" svg:x2="32.343cm" svg:y2="29.812cm" draw:start-shape="id6" draw:start-glue-point="2" draw:end-shape="id14" draw:end-glue-point="1" svg:d="M32910 23064v2636h8v4112h-575" svg:viewBox="0 0 576 6749">
          <text:p/>
        </draw:connector>
        <draw:connector draw:style-name="gr7" draw:text-style-name="P6" draw:layer="layout" svg:x1="32.91cm" svg:y1="23.064cm" svg:x2="33.479cm" svg:y2="29.812cm" draw:start-shape="id6" draw:start-glue-point="2" draw:end-shape="id15" draw:end-glue-point="3" svg:d="M32910 23064v6748h569" svg:viewBox="0 0 570 6749">
          <text:p/>
        </draw:connector>
        <draw:connector draw:style-name="gr7" draw:text-style-name="P6" draw:layer="layout" svg:x1="32.91cm" svg:y1="23.064cm" svg:x2="32.343cm" svg:y2="33.938cm" draw:start-shape="id6" draw:start-glue-point="2" draw:end-shape="id16" draw:end-glue-point="1" svg:d="M32910 23064v4699h8v6175h-575" svg:viewBox="0 0 576 10875">
          <text:p/>
        </draw:connector>
        <draw:connector draw:style-name="gr7" draw:text-style-name="P6" draw:layer="layout" svg:x1="32.91cm" svg:y1="23.064cm" svg:x2="33.479cm" svg:y2="33.938cm" draw:start-shape="id6" draw:start-glue-point="2" draw:end-shape="id17" draw:end-glue-point="3" svg:d="M32910 23064v10874h569" svg:viewBox="0 0 570 10875">
          <text:p/>
        </draw:connector>
        <draw:connector draw:style-name="gr7" draw:text-style-name="P6" draw:layer="layout" svg:x1="32.91cm" svg:y1="23.064cm" svg:x2="32.343cm" svg:y2="38.063cm" draw:start-shape="id6" draw:start-glue-point="2" draw:end-shape="id18" draw:end-glue-point="1" svg:d="M32910 23064v6762h8v8237h-575" svg:viewBox="0 0 576 15000">
          <text:p/>
        </draw:connector>
        <draw:connector draw:style-name="gr7" draw:text-style-name="P6" draw:layer="layout" svg:x1="45.123cm" svg:y1="23.064cm" svg:x2="44.556cm" svg:y2="25.687cm" draw:start-shape="id3" draw:start-glue-point="2" draw:end-shape="id19" draw:end-glue-point="1" svg:d="M45123 23064v2623h-567" svg:viewBox="0 0 568 2624">
          <text:p/>
        </draw:connector>
        <draw:connector draw:style-name="gr7" draw:text-style-name="P6" draw:layer="layout" svg:x1="45.123cm" svg:y1="23.064cm" svg:x2="45.691cm" svg:y2="25.687cm" draw:start-shape="id3" draw:start-glue-point="2" draw:end-shape="id20" draw:end-glue-point="3" svg:d="M45123 23064v2623h568" svg:viewBox="0 0 569 2624">
          <text:p/>
        </draw:connector>
        <draw:connector draw:style-name="gr7" draw:text-style-name="P6" draw:layer="layout" svg:x1="45.123cm" svg:y1="23.064cm" svg:x2="44.556cm" svg:y2="29.812cm" draw:start-shape="id3" draw:start-glue-point="2" draw:end-shape="id21" draw:end-glue-point="1" svg:d="M45123 23064v2636h8v4112h-575" svg:viewBox="0 0 576 6749">
          <text:p/>
        </draw:connector>
        <draw:connector draw:style-name="gr7" draw:text-style-name="P6" draw:layer="layout" svg:x1="45.123cm" svg:y1="23.064cm" svg:x2="45.691cm" svg:y2="29.812cm" draw:start-shape="id3" draw:start-glue-point="2" draw:end-shape="id22" draw:end-glue-point="3" svg:d="M45123 23064v6748h568" svg:viewBox="0 0 569 6749">
          <text:p/>
        </draw:connector>
        <draw:connector draw:style-name="gr7" draw:text-style-name="P6" draw:layer="layout" svg:x1="45.123cm" svg:y1="23.064cm" svg:x2="44.556cm" svg:y2="33.938cm" draw:start-shape="id3" draw:start-glue-point="2" draw:end-shape="id23" draw:end-glue-point="1" svg:d="M45123 23064v4699h8v6175h-575" svg:viewBox="0 0 576 10875">
          <text:p/>
        </draw:connector>
        <draw:connector draw:style-name="gr7" draw:text-style-name="P6" draw:layer="layout" svg:x1="45.123cm" svg:y1="23.064cm" svg:x2="45.691cm" svg:y2="33.938cm" draw:start-shape="id3" draw:start-glue-point="2" draw:end-shape="id24" draw:end-glue-point="3" svg:d="M45123 23064v10874h568" svg:viewBox="0 0 569 10875">
          <text:p/>
        </draw:connector>
        <draw:connector draw:style-name="gr7" draw:text-style-name="P6" draw:layer="layout" svg:x1="45.123cm" svg:y1="23.064cm" svg:x2="44.556cm" svg:y2="38.063cm" draw:start-shape="id3" draw:start-glue-point="2" draw:end-shape="id25" draw:end-glue-point="1" svg:d="M45123 23064v6762h8v8237h-575" svg:viewBox="0 0 576 15000">
          <text:p/>
        </draw:connector>
        <draw:connector draw:style-name="gr7" draw:text-style-name="P6" draw:layer="layout" svg:x1="56.847cm" svg:y1="23.064cm" svg:x2="56.28cm" svg:y2="25.687cm" draw:start-shape="id4" draw:start-glue-point="2" draw:end-shape="id26" draw:end-glue-point="1" svg:d="M56847 23064v2623h-567" svg:viewBox="0 0 568 2624">
          <text:p/>
        </draw:connector>
        <draw:connector draw:style-name="gr7" draw:text-style-name="P6" draw:layer="layout" svg:x1="56.847cm" svg:y1="23.064cm" svg:x2="57.417cm" svg:y2="25.687cm" draw:start-shape="id4" draw:start-glue-point="2" draw:end-shape="id27" draw:end-glue-point="3" svg:d="M56847 23064v2623h570" svg:viewBox="0 0 571 2624">
          <text:p/>
        </draw:connector>
        <draw:connector draw:style-name="gr7" draw:text-style-name="P6" draw:layer="layout" svg:x1="56.847cm" svg:y1="23.064cm" svg:x2="56.28cm" svg:y2="29.812cm" draw:start-shape="id4" draw:start-glue-point="2" draw:end-shape="id28" draw:end-glue-point="1" svg:d="M56847 23064v2636h8v4112h-575" svg:viewBox="0 0 576 6749">
          <text:p/>
        </draw:connector>
        <draw:connector draw:style-name="gr7" draw:text-style-name="P6" draw:layer="layout" svg:x1="56.847cm" svg:y1="23.064cm" svg:x2="56.28cm" svg:y2="33.938cm" draw:start-shape="id4" draw:start-glue-point="2" draw:end-shape="id29" draw:end-glue-point="1" svg:d="M56847 23064v4699h8v6175h-575" svg:viewBox="0 0 576 10875">
          <text:p/>
        </draw:connector>
        <draw:connector draw:style-name="gr7" draw:text-style-name="P6" draw:layer="layout" svg:x1="56.847cm" svg:y1="23.064cm" svg:x2="56.28cm" svg:y2="38.063cm" draw:start-shape="id4" draw:start-glue-point="2" draw:end-shape="id30" draw:end-glue-point="1" svg:d="M56847 23064v6762h8v8237h-575" svg:viewBox="0 0 576 15000">
          <text:p/>
        </draw:connector>
        <draw:connector draw:style-name="gr7" draw:text-style-name="P6" draw:layer="layout" svg:x1="56.847cm" svg:y1="23.064cm" svg:x2="56.28cm" svg:y2="42.188cm" draw:start-shape="id4" draw:start-glue-point="2" draw:end-shape="id31" draw:end-glue-point="1" svg:d="M56847 23064v8824h8v10300h-575" svg:viewBox="0 0 576 19125">
          <text:p/>
        </draw:connector>
        <draw:connector draw:style-name="gr7" draw:text-style-name="P6" draw:layer="layout" svg:x1="68.497cm" svg:y1="23.064cm" svg:x2="67.93cm" svg:y2="25.687cm" draw:start-shape="id5" draw:start-glue-point="2" draw:end-shape="id32" draw:end-glue-point="1" svg:d="M68497 23064v2623h-567" svg:viewBox="0 0 568 2624">
          <text:p/>
        </draw:connector>
        <draw:connector draw:style-name="gr7" draw:text-style-name="P6" draw:layer="layout" svg:x1="68.497cm" svg:y1="23.064cm" svg:x2="69.066cm" svg:y2="25.687cm" draw:start-shape="id5" draw:start-glue-point="2" draw:end-shape="id33" draw:end-glue-point="3" svg:d="M68497 23064v2623h569" svg:viewBox="0 0 570 2624">
          <text:p/>
        </draw:connector>
        <draw:connector draw:style-name="gr7" draw:text-style-name="P6" draw:layer="layout" svg:x1="68.497cm" svg:y1="23.064cm" svg:x2="67.93cm" svg:y2="29.812cm" draw:start-shape="id5" draw:start-glue-point="2" draw:end-shape="id34" draw:end-glue-point="1" svg:d="M68497 23064v2636h8v4112h-575" svg:viewBox="0 0 576 6749">
          <text:p/>
        </draw:connector>
        <draw:connector draw:style-name="gr7" draw:text-style-name="P6" draw:layer="layout" svg:x1="68.497cm" svg:y1="23.064cm" svg:x2="69.066cm" svg:y2="29.812cm" draw:start-shape="id5" draw:start-glue-point="2" draw:end-shape="id35" draw:end-glue-point="3" svg:d="M68497 23064v6748h569" svg:viewBox="0 0 570 6749">
          <text:p/>
        </draw:connector>
        <draw:connector draw:style-name="gr7" draw:text-style-name="P6" draw:layer="layout" svg:x1="68.497cm" svg:y1="23.064cm" svg:x2="67.93cm" svg:y2="33.938cm" draw:start-shape="id5" draw:start-glue-point="2" draw:end-shape="id36" draw:end-glue-point="1" svg:d="M68497 23064v4699h8v6175h-575" svg:viewBox="0 0 576 10875">
          <text:p/>
        </draw:connector>
        <draw:connector draw:style-name="gr7" draw:text-style-name="P6" draw:layer="layout" svg:x1="68.497cm" svg:y1="23.064cm" svg:x2="69.066cm" svg:y2="33.938cm" draw:start-shape="id5" draw:start-glue-point="2" draw:end-shape="id37" draw:end-glue-point="3" svg:d="M68497 23064v10874h569" svg:viewBox="0 0 570 10875">
          <text:p/>
        </draw:connector>
        <draw:connector draw:style-name="gr7" draw:text-style-name="P6" draw:layer="layout" svg:x1="68.497cm" svg:y1="23.064cm" svg:x2="67.93cm" svg:y2="38.063cm" draw:start-shape="id5" draw:start-glue-point="2" draw:end-shape="id38" draw:end-glue-point="1" svg:d="M68497 23064v6762h8v8237h-575" svg:viewBox="0 0 576 15000">
          <text:p/>
        </draw:connector>
        <draw:connector draw:style-name="gr7" draw:text-style-name="P6" draw:layer="layout" svg:x1="68.497cm" svg:y1="23.064cm" svg:x2="69.066cm" svg:y2="38.063cm" draw:start-shape="id5" draw:start-glue-point="2" draw:end-shape="id39" draw:end-glue-point="3" svg:d="M68497 23064v14999h569" svg:viewBox="0 0 570 15000">
          <text:p/>
        </draw:connector>
        <draw:connector draw:style-name="gr7" draw:text-style-name="P6" draw:layer="layout" svg:x1="68.497cm" svg:y1="23.064cm" svg:x2="67.93cm" svg:y2="42.188cm" draw:start-shape="id5" draw:start-glue-point="2" draw:end-shape="id40" draw:end-glue-point="1" svg:d="M68497 23064v8824h8v10300h-575" svg:viewBox="0 0 576 19125">
          <text:p/>
        </draw:connector>
        <draw:connector draw:style-name="gr7" draw:text-style-name="P6" draw:layer="layout" svg:x1="68.497cm" svg:y1="23.064cm" svg:x2="69.066cm" svg:y2="42.188cm" draw:start-shape="id5" draw:start-glue-point="2" draw:end-shape="id41" draw:end-glue-point="3" svg:d="M68497 23064v19124h569" svg:viewBox="0 0 570 1912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1" svg:font-family="Helvetica"/>
    <style:font-face style:name="Arial Unicode MS1" svg:font-family="'Arial Unicode MS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7.675cm" fo:page-height="61.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n-US</dc:title>
    <meta:generator>LibreOffice/6.4.7.2$Linux_X86_64 LibreOffice_project/40$Build-2</meta:generator>
    <dc:date>2022-04-19T11:52:43.940420353</dc:date>
    <meta:editing-duration>PT14M24S</meta:editing-duration>
    <meta:editing-cycles>4</meta:editing-cycles>
    <meta:document-statistic meta:object-count="245"/>
  </office:meta>
</office:document-meta>
</file>